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10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 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ing Hours</text:p>
          </table:table-cell>
          <table:table-cell table:number-columns-repeated="4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time" office:time-value="PT15H30M00S" calcext:value-type="time">
            <text:p>03:30:00 P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te</text:p>
          </table:table-cell>
          <table:table-cell table:style-name="ce3" office:value-type="currency" office:currency="USD" office:value="35" calcext:value-type="currency">
            <text:p>$35.00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Total Hours</text:p>
          </table:table-cell>
          <table:table-cell table:formula="of:=SUM([.C$1:.C$1048576])"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otal Payable</text:p>
          </table:table-cell>
          <table:table-cell table:style-name="ce3" table:formula="of:=[.H4]*[.H3]" office:value-type="currency" office:currency="USD" office:value="857.5" calcext:value-type="currency">
            <text:p>$857.50</text:p>
          </table:table-cell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x Rate?</text:p>
          </table:table-cell>
          <table:table-cell table:style-name="ce4" office:value-type="percentage" office:value="0.153" calcext:value-type="percentage">
            <text:p>15.30%</text:p>
          </table:table-cell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time" office:time-value="PT12H15M00S" calcext:value-type="time">
            <text:p>12:15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ce7" office:value-type="string" calcext:value-type="string">
            <text:p>Take Home</text:p>
          </table:table-cell>
          <table:table-cell table:style-name="ce10" table:formula="of:=(1-[.H6])*[.H5]" office:value-type="currency" office:currency="USD" office:value="726.3025" calcext:value-type="currency">
            <text:p>$726.30</text:p>
          </table:table-cell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time" office:time-value="PT23H00M00S" calcext:value-type="time">
            <text:p>11:00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Save Amount</text:p>
          </table:table-cell>
          <table:table-cell table:style-name="ce3" table:formula="of:=[.H5]-[.H7]" office:value-type="currency" office:currency="USD" office:value="131.1975" calcext:value-type="currency">
            <text:p>$131.20</text:p>
          </table:table-cell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22H45M00S" calcext:value-type="time">
            <text:p>10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21H30M00S" calcext:value-type="time">
            <text:p>09:3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4:00:00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2T10:43:47.407000000</meta:creation-date>
    <dc:date>2022-07-17T22:27:13.253000000</dc:date>
    <meta:editing-duration>P3DT18H16M13S</meta:editing-duration>
    <meta:editing-cycles>9</meta:editing-cycles>
    <meta:generator>LibreOffice/7.2.5.2$Windows_X86_64 LibreOffice_project/499f9727c189e6ef3471021d6132d4c694f357e5</meta:generator>
    <meta:document-statistic meta:table-count="1" meta:cell-count="68" meta:object-count="0"/>
  </office:meta>
</office:document-meta>
</file>